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584050" style:parent-style-name="Standard">
      <style:text-properties fo:color="#0000FF" fo:font-size="10.0pt" fo:letter-spacing="0.09mm" style:font-size-asian="10.0pt"/>
    </style:style>
    <style:style style:family="paragraph" style:list-style-name="L2" style:name="a96d6dc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2" style:name="a04eeb4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2" style:name="a5ce82b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b4d49c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2648a0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7c5b0a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9f1d7e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df2215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c5cff7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c2892d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2f50f6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81d954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dff5a5" style:parent-style-name="Standard">
      <style:paragraph-properties fo:break-before="page"/>
      <style:text-properties fo:color="#0000FF" fo:font-size="10.0pt" fo:letter-spacing="0.09mm" style:font-size-asian="10.0pt"/>
    </style:style>
    <text:list-style style:name="L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1" style:num-prefix="--" style:num-suffix="++" text:display-levels="1" text:level="2" text:start-value="7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">
        <text:list-item>
          <text:p text:style-name="adff5a5">A: 1.</text:p>
        </text:list-item>
      </text:list>
      <text:list text:continue-numbering="true" text:style-name="L1">
        <text:list-item>
          <text:list>
            <text:list-item>
              <text:p text:style-name="a81d954">b: --7++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2f50f6">c: --8++</text:p>
            </text:list-item>
          </text:list>
        </text:list-item>
      </text:list>
      <text:list text:continue-numbering="true" text:style-name="L1">
        <text:list-item>
          <text:p text:style-name="ac2892d">d: 2.</text:p>
        </text:list-item>
      </text:list>
      <text:list text:continue-numbering="true" text:style-name="L1">
        <text:list-item>
          <text:list>
            <text:list-item>
              <text:p text:style-name="ac5cff7">e: --7++</text:p>
            </text:list-item>
          </text:list>
        </text:list-item>
      </text:list>
      <text:p text:style-name="Standard">inbetween1</text:p>
      <text:list text:continue-numbering="true" text:style-name="L1">
        <text:list-item>
          <text:p text:style-name="adf2215">f: 3.</text:p>
        </text:list-item>
      </text:list>
      <text:list text:continue-numbering="true" text:style-name="L1">
        <text:list-item>
          <text:list>
            <text:list-item>
              <text:p text:style-name="a9f1d7e">g: --7++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7c5b0a">h: --7++ (restart numbering)</text:p>
            </text:list-item>
          </text:list>
        </text:list-item>
      </text:list>
      <text:list text:continue-numbering="true" text:style-name="L1">
        <text:list-item>
          <text:p text:style-name="a2648a0">i: 4.</text:p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ab4d49c">j: 1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inbetween2</text:p>
      <text:list text:continue-numbering="true" text:style-name="L2">
        <text:list-item>
          <text:p text:style-name="a5ce82b">k: 1.</text:p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04eeb4">l: 2.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96d6dc">m: 3.</text:p>
            </text:list-item>
          </text:list>
        </text:list-item>
      </text:list>
      <text:p text:style-name="a584050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2.0pt" fo:font-style="normal" fo:font-weight="normal" fo:language="de" fo:letter-spacing="normal" style:font-name="Times New Roman" style:font-name-asian="SimSun" style:font-name-complex="Mangal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Text body" style:family="paragraph" style:name="Textbody" style:parent-style-name="Standard">
      <style:paragraph-properties fo:margin-bottom="2.12mm"/>
    </style:style>
    <style:style style:display-name="Heading" style:family="paragraph" style:name="Heading" style:next-style-name="Textbody" style:parent-style-name="Standard">
      <style:paragraph-properties fo:margin-bottom="2.12mm" fo:margin-top="4.23mm"/>
      <style:text-properties fo:font-size="14.0pt" style:font-name="Arial" style:font-name-asian="Microsoft YaHei" style:font-size-asian="14.0pt"/>
    </style:style>
    <style:style style:display-name="List" style:family="paragraph" style:name="List" style:parent-style-name="Textbody"/>
    <style:style style:display-name="Index" style:family="paragraph" style:name="Index" style:parent-style-name="Standard"/>
    <style:style style:display-name="Normal" style:family="paragraph" style:name="Normal" style:parent-style-name="default_paragraph_style"/>
    <style:style style:display-name="Caption" style:family="paragraph" style:name="Caption" style:parent-style-name="Standard">
      <style:paragraph-properties fo:margin-bottom="2.12mm" fo:margin-top="2.12mm"/>
      <style:text-properties fo:font-style="italic" style:font-style-asian="italic" style:font-style-complex="italic"/>
    </style:style>
    <style:style style:family="text" style:name="WW_CharLFO2LVL5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4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2LVL7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display-name="Default Paragraph Font" style:family="text" style:name="DefaultParagraphFont" style:parent-style-name="default_character_style"/>
    <style:style style:family="text" style:name="WW_CharLFO5LVL9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6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5LVL8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1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7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5LVL6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3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5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2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4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3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2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1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2LVL9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8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display-name="Numbering Symbols" style:family="text" style:name="NumberingSymbols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5S</meta:editing-duration>
  </office:meta>
</office:document-meta>
</file>